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Replacements/Object 14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9" manifest:media-type="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287f5a" officeooo:paragraph-rsid="0014a25a" style:font-size-asian="10.5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2b5fe1" officeooo:paragraph-rsid="0014a25a" style:font-size-asian="10.5p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2d7fc0" officeooo:paragraph-rsid="0014a25a" style:font-size-asian="10.5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paragraph-rsid="0014a25a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ac5f" officeooo:paragraph-rsid="0014ac5f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86da5" officeooo:paragraph-rsid="0014a25a" style:font-size-asian="10.5pt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014a25a" style:font-size-asian="10.5pt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2504f8" officeooo:paragraph-rsid="0014a25a" style:font-size-asian="10.5pt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2504f8" officeooo:paragraph-rsid="00169b86" style:font-size-asian="10.5pt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169b86" officeooo:paragraph-rsid="00169b86" style:font-size-asian="10.5pt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4a25a" style:font-size-asian="10.5pt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1d979c" style:font-size-asian="10.5pt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1f8792" style:font-size-asian="10.5pt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23dbef" style:font-size-asian="10.5pt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226ca2" style:font-size-asian="10.5pt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22f5e4" style:font-size-asian="10.5pt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14a25a" style:font-size-asian="10.5pt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1d979c" style:font-size-asian="10.5pt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d7fc0" officeooo:paragraph-rsid="002962da" style:font-size-asian="10.5pt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1d979c" officeooo:paragraph-rsid="001d979c" style:font-size-asian="10.5pt" style:font-weight-asian="normal" style:font-weight-complex="normal"/>
    </style:style>
    <style:style style:name="T1" style:family="text">
      <style:text-properties officeooo:rsid="001a0efa"/>
    </style:style>
    <style:style style:name="T2" style:family="text">
      <style:text-properties fo:font-weight="normal" officeooo:rsid="001a0efa" style:font-weight-asian="normal" style:font-weight-complex="normal"/>
    </style:style>
    <style:style style:name="T3" style:family="text">
      <style:text-properties fo:font-weight="normal" officeooo:rsid="002d0619" style:font-weight-asian="normal" style:font-weight-complex="normal"/>
    </style:style>
    <style:style style:name="T4" style:family="text">
      <style:text-properties fo:font-weight="normal" officeooo:rsid="00286da5" style:font-weight-asian="normal" style:font-weight-complex="normal"/>
    </style:style>
    <style:style style:name="T5" style:family="text">
      <style:text-properties fo:font-weight="normal" officeooo:rsid="00287f5a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09a3b"/>
    </style:style>
    <style:style style:name="T8" style:family="text">
      <style:text-properties officeooo:rsid="0014ac5f"/>
    </style:style>
    <style:style style:name="T9" style:family="text">
      <style:text-properties officeooo:rsid="00169b86"/>
    </style:style>
    <style:style style:name="T10" style:family="text">
      <style:text-properties officeooo:rsid="0017602b"/>
    </style:style>
    <style:style style:name="T11" style:family="text">
      <style:text-properties officeooo:rsid="0019fe1b"/>
    </style:style>
    <style:style style:name="T12" style:family="text">
      <style:text-properties officeooo:rsid="001d979c"/>
    </style:style>
    <style:style style:name="T13" style:family="text">
      <style:text-properties officeooo:rsid="001f6c35"/>
    </style:style>
    <style:style style:name="T14" style:family="text">
      <style:text-properties style:text-position="super 58%" officeooo:rsid="001f6c35"/>
    </style:style>
    <style:style style:name="T15" style:family="text">
      <style:text-properties style:text-position="0% 100%" officeooo:rsid="001f6c35"/>
    </style:style>
    <style:style style:name="T16" style:family="text">
      <style:text-properties officeooo:rsid="001f8792"/>
    </style:style>
    <style:style style:name="T17" style:family="text">
      <style:text-properties officeooo:rsid="0020bd87"/>
    </style:style>
    <style:style style:name="T18" style:family="text">
      <style:text-properties officeooo:rsid="0020c433"/>
    </style:style>
    <style:style style:name="T19" style:family="text">
      <style:text-properties officeooo:rsid="00226ca2"/>
    </style:style>
    <style:style style:name="T20" style:family="text">
      <style:text-properties officeooo:rsid="0022f5e4"/>
    </style:style>
    <style:style style:name="T21" style:family="text">
      <style:text-properties officeooo:rsid="0023dbef"/>
    </style:style>
    <style:style style:name="T22" style:family="text">
      <style:text-properties officeooo:rsid="0026176b"/>
    </style:style>
    <style:style style:name="T23" style:family="text">
      <style:text-properties officeooo:rsid="0027a398"/>
    </style:style>
    <style:style style:name="T24" style:family="text">
      <style:text-properties officeooo:rsid="002962da"/>
    </style:style>
    <style:style style:name="T25" style:family="text">
      <style:text-properties officeooo:rsid="002a8eaf"/>
    </style:style>
    <style:style style:name="T26" style:family="text">
      <style:text-properties officeooo:rsid="002c3239"/>
    </style:style>
    <style:style style:name="T27" style:family="text">
      <style:text-properties officeooo:rsid="002d7fc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trongly</text:span> <text:span text:style-name="T1">c</text:span>onnected components –<text:span text:style-name="T1"> </text:span><text:a xlink:type="simple" xlink:href="../Algorithms,%204th%20Edition%20-%20Sedgewick,%20Wayne/Exercises/Graphs/src/StronglyConnectedComponents.java"><text:span text:style-name="T2">Implementatio</text:span></text:a><text:a xlink:type="simple" xlink:href="../Algorithms,%204th%20Edition%20-%20Sedgewick,%20Wayne/Exercises/Graphs/src/StronglyConnectedComponents.java"><text:span text:style-name="T3">n(Kosraju's algorithm)</text:span></text:a></text:p>
      <text:p text:style-name="P6"/>
      <text:list xml:id="list1557987154" text:style-name="L1">
        <text:list-item>
          <text:p text:style-name="P7"><text:span text:style-name="T4">Two vertices are strongly connected if they are mutually </text:span><text:span text:style-name="T5">reachable. A digraph is strongly connected if all its vertices are strongly connected to each other.</text:span></text:p>
          <text:list>
            <text:list-item>
              <text:p text:style-name="P8"><text:s/>Note that in a DAG each vertex is its own strong component.</text:p>
            </text:list-item>
          </text:list>
        </text:list-item>
        <text:list-item>
          <text:p text:style-name="P10">Decomposing a digraph into its strongly connected components is a classic application depth-first search.</text:p>
        </text:list-item>
        <text:list-item>
          <text:p text:style-name="P9"><text:span text:style-name="T9">Many algorithms that work with directed graphs begin with such a decomposition. After decomposition, such algorithms run separately on each strongly connected component </text:span><text:span text:style-name="T10">and then combine the solutions according to the structure of connections among components.</text:span></text:p>
        </text:list-item>
      </text:list>
      <text:p text:style-name="P5"/>
      <text:p text:style-name="P1">Problem <text:span text:style-name="T8">statement</text:span></text:p>
      <text:list xml:id="list438986685" text:style-name="L2">
        <text:list-item>
          <text:list>
            <text:list-item>
              <text:p text:style-name="P11">Are two given vertices in this graph strongly connected OR are do the two given vertices belong to the same strongly connected component?</text:p>
            </text:list-item>
            <text:list-item>
              <text:p text:style-name="P11">How many strongly connected components does this graph have?</text:p>
            </text:list-item>
            <text:list-item>
              <text:p text:style-name="P11">To which strongly connected component does a vertex belong to?</text:p>
            </text:list-item>
          </text:list>
        </text:list-item>
      </text:list>
      <text:p text:style-name="P2"/>
      <text:p text:style-name="P2">Solution</text:p>
      <text:list xml:id="list1271579628" text:continue-numbering="true" text:style-name="L2">
        <text:list-item>
          <text:list>
            <text:list-item>
              <text:p text:style-name="P11">In case of a directed graph, SCC's can <text:s/>be determined by doing a DFS on the vertices <text:span text:style-name="T10">of the </text:span><text:span text:style-name="T26">reverse of the digraph </text:span>in the order determined by the <text:span text:style-name="T26">topological o</text:span>rder of the <text:span text:style-name="T6">of the graph.</text:span></text:p>
            </text:list-item>
          </text:list>
        </text:list-item>
      </text:list>
      <text:p text:style-name="P3"/>
      <text:p text:style-name="P3">Why does the solution work?</text:p>
      <text:list xml:id="list206935362" text:continue-numbering="true" text:style-name="L2">
        <text:list-item>
          <text:list>
            <text:list-item>
              <text:p text:style-name="P13"><text:span text:style-name="T16">We can mark all vertices of a particular SCC by starting a DFS </text:span><text:span text:style-name="T22">in that</text:span><text:span text:style-name="T16"> SCC. </text:span><text:span text:style-name="T21">Thus, w</text:span><text:span text:style-name="T16">e can identify all SCC's of a digraph b</text:span><text:span text:style-name="T21">y</text:span><text:span text:style-name="T16"> starting </text:span><text:span text:style-name="T16">DFS </text:span><text:span text:style-name="T18">in </text:span><text:span text:style-name="T16">each SCC. </text:span></text:p>
            </text:list-item>
            <text:list-item>
              <text:p text:style-name="P14"><text:span text:style-name="T18">But, a</text:span><text:span text:style-name="T16">s SCC's of a graph are </text:span><text:span text:style-name="T17">connected to each other, </text:span><text:span text:style-name="T21">the DFS intended to traverse and mark vertices of a particular SCC, </text:span><text:span text:style-name="T21"><draw:frame draw:style-name="fr1" draw:name="Object11" text:anchor-type="as-char" svg:y="-0.1484in" svg:width="0.2492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1">, may drop into other SCC's, say </text:span><text:span text:style-name="T21"><draw:frame draw:style-name="fr1" draw:name="Object12" text:anchor-type="as-char" svg:y="-0.1484in" svg:width="0.2508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1"> in this case, and start marking vertices of </text:span><text:span text:style-name="T21"><draw:frame draw:style-name="fr1" draw:name="Object13" text:anchor-type="as-char" svg:y="-0.1484in" svg:width="0.2508in" svg:height="0.2098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1"> as those belonging to </text:span><text:span text:style-name="T21"><draw:frame draw:style-name="fr1" draw:name="Object14" text:anchor-type="as-char" svg:y="-0.1484in" svg:width="0.2492in" svg:height="0.20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1">.</text:span></text:p>
            </text:list-item>
            <text:list-item>
              <text:p text:style-name="P19"><text:span text:style-name="T18">Thus the requirement is a sequence of SCC's, </text:span><text:span text:style-name="T18"><draw:frame draw:style-name="fr1" draw:name="Object1" text:anchor-type="as-char" svg:y="-0.1484in" svg:width="1.0425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, such that there is no path from </text:span><text:span text:style-name="T18"><draw:frame draw:style-name="fr1" draw:name="Object2" text:anchor-type="as-char" svg:y="-0.1484in" svg:width="0.2299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8"> to </text:span><text:span text:style-name="T18"><draw:frame draw:style-name="fr1" draw:name="Object3" text:anchor-type="as-char" svg:y="-0.1484in" svg:width="0.348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8">. </text:span><text:span text:style-name="T24">A</text:span><text:span text:style-name="T23"> path from </text:span><text:span text:style-name="T23"><draw:frame draw:style-name="fr1" draw:name="Object15" text:anchor-type="as-char" svg:y="-0.1484in" svg:width="0.348in" svg:height="0.2091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3"> to </text:span><text:span text:style-name="T23"><draw:frame draw:style-name="fr1" draw:name="Object16" text:anchor-type="as-char" svg:y="-0.1484in" svg:width="0.2299in" svg:height="0.2091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 </text:span><text:span text:style-name="T24">does not pose a problem like the above as vertices of </text:span><text:span text:style-name="T24"><draw:frame draw:style-name="fr1" draw:name="Object17" text:anchor-type="as-char" svg:y="-0.1484in" svg:width="0.2299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 are already marked </text:span><text:span text:style-name="T25">and </text:span><text:span text:style-name="T24">can be filtered off when the DFS in </text:span><text:span text:style-name="T24"><draw:frame draw:style-name="fr1" draw:name="Object18" text:anchor-type="as-char" svg:y="-0.1484in" svg:width="0.348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 spills to </text:span><text:span text:style-name="T24"><draw:frame draw:style-name="fr1" draw:name="Object19" text:anchor-type="as-char" svg:y="-0.1484in" svg:width="0.2299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4">. Also there cannot be a path from </text:span><text:span text:style-name="T18"><draw:frame draw:style-name="fr1" draw:name="Object20" text:anchor-type="as-char" svg:y="-0.1484in" svg:width="0.2299in" svg:height="0.2091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8"> to </text:span><text:span text:style-name="T18"><draw:frame draw:style-name="fr1" draw:name="Object21" text:anchor-type="as-char" svg:y="-0.1484in" svg:width="0.348in" svg:height="0.20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8"> </text:span><text:span text:style-name="T24">and one from </text:span><text:span text:style-name="T23"><text:s/></text:span><text:span text:style-name="T23"><draw:frame draw:style-name="fr1" draw:name="Object22" text:anchor-type="as-char" svg:y="-0.1484in" svg:width="0.348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3"> to </text:span><text:span text:style-name="T23"><draw:frame draw:style-name="fr1" draw:name="Object23" text:anchor-type="as-char" svg:y="-0.1484in" svg:width="0.2299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3"> </text:span><text:span text:style-name="T24">as that would mean that </text:span><text:span text:style-name="T23"><text:s/></text:span><text:span text:style-name="T23"><draw:frame draw:style-name="fr1" draw:name="Object24" text:anchor-type="as-char" svg:y="-0.1484in" svg:width="0.348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3"> </text:span><text:span text:style-name="T24">and</text:span><text:span text:style-name="T23"> </text:span><text:span text:style-name="T23"><draw:frame draw:style-name="fr1" draw:name="Object25" text:anchor-type="as-char" svg:y="-0.1484in" svg:width="0.2299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 </text:span><text:span text:style-name="T24">are not two SCC's but one.</text:span></text:p>
            </text:list-item>
            <text:list-item>
              <text:p text:style-name="P15"><text:span text:style-name="T19">The topological ordering of the digraph gives an exact complement of such an ordering. It gives a sequence of SCC's, </text:span><text:span text:style-name="T19"><draw:frame draw:style-name="fr1" draw:name="Object4" text:anchor-type="as-char" svg:y="-0.1484in" svg:width="1.042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9">, such that there is a path from </text:span><text:span text:style-name="T18"><draw:frame draw:style-name="fr1" draw:name="Object5" text:anchor-type="as-char" svg:y="-0.1484in" svg:width="0.2299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8"> to </text:span><text:span text:style-name="T18"><draw:frame draw:style-name="fr1" draw:name="Object6" text:anchor-type="as-char" svg:y="-0.1484in" svg:width="0.348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8">.</text:span></text:p>
            </text:list-item>
            <text:list-item>
              <text:p text:style-name="P16"><text:span text:style-name="T19">If we now reverse the digraph, </text:span><text:span text:style-name="T20">the said ordering, </text:span><text:span text:style-name="T20"><draw:frame draw:style-name="fr1" draw:name="Object7" text:anchor-type="as-char" svg:y="-0.1484in" svg:width="1.0425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0"> of G is such that in </text:span><text:span text:style-name="T20"><draw:frame draw:style-name="fr1" draw:name="Object8" text:anchor-type="as-char" svg:y="-0.172in" svg:width="0.2701in" svg:height="0.207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0">, there is </text:span><text:span text:style-name="T18">no path from </text:span><text:span text:style-name="T18"><draw:frame draw:style-name="fr1" draw:name="Object9" text:anchor-type="as-char" svg:y="-0.1484in" svg:width="0.2299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8"> to </text:span><text:span text:style-name="T18"><draw:frame draw:style-name="fr1" draw:name="Object10" text:anchor-type="as-char" svg:y="-0.1484in" svg:width="0.348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8">, </text:span><text:span text:style-name="T26">which matches out requirement.</text:span></text:p>
            </text:list-item>
            <text:list-item>
              <text:p text:style-name="P12"><text:span text:style-name="T27">Thus proceeding in the topological order </text:span><text:span text:style-name="T26">on the reverse of a graph </text:span><text:span text:style-name="T27">helps determine all strongly connected component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in" fo:margin-right="0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31T15:20:08</meta:creation-date>
    <dc:date>2013-01-31T17:34:58</dc:date>
    <dc:creator>Kempa </dc:creator>
    <meta:editing-duration>PT2H1M48S</meta:editing-duration>
    <meta:editing-cycles>7</meta:editing-cycles>
    <meta:generator>LibreOffice/3.6$Linux_x86 LibreOffice_project/360m1$Build-2</meta:generator>
    <meta:document-statistic meta:table-count="0" meta:image-count="0" meta:object-count="25" meta:page-count="1" meta:paragraph-count="18" meta:word-count="414" meta:character-count="2303" meta:non-whitespace-character-count="1875"/>
  </office:meta>
</office:document-meta>
</file>

<file path=Object 1/content.xml><?xml version="1.0" encoding="utf-8"?>
<math xmlns="http://www.w3.org/1998/Math/MathML">
  <semantics>
    <mrow>
      <mrow>
        <mo stretchy="false">〈</mo>
        <mrow>
          <msub>
            <mi>C</mi>
            <mn>1,</mn>
          </msub>
          <msub>
            <mi>C</mi>
            <mn>2,</mn>
          </msub>
          <mi>…</mi>
          <mi>,</mi>
          <msub>
            <mi>C</mi>
            <mi>n</mi>
          </msub>
        </mrow>
        <mo stretchy="false">〉</mo>
      </mrow>
    </mrow>
    <annotation encoding="StarMath 5.0">langle C_1, C_2, …, C_n rangle</annotation>
  </semantics>
</math>
</file>

<file path=Object 10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11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12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13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14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15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16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17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18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19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2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20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21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22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23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24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25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3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4/content.xml><?xml version="1.0" encoding="utf-8"?>
<math xmlns="http://www.w3.org/1998/Math/MathML">
  <semantics>
    <mrow>
      <mrow>
        <mo stretchy="false">〈</mo>
        <mrow>
          <msub>
            <mi>C</mi>
            <mn>1,</mn>
          </msub>
          <msub>
            <mi>C</mi>
            <mn>2,</mn>
          </msub>
          <mi>…</mi>
          <mi>,</mi>
          <msub>
            <mi>C</mi>
            <mi>n</mi>
          </msub>
        </mrow>
        <mo stretchy="false">〉</mo>
      </mrow>
    </mrow>
    <annotation encoding="StarMath 5.0">langle C_1, C_2, …, C_n rangle</annotation>
  </semantics>
</math>
</file>

<file path=Object 5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

<file path=Object 6/content.xml><?xml version="1.0" encoding="utf-8"?>
<math xmlns="http://www.w3.org/1998/Math/MathML">
  <semantics>
    <mrow>
      <msub>
        <mi>C</mi>
        <mrow>
          <mrow>
            <mi>i</mi>
            <mo stretchy="false">+</mo>
            <mn>1</mn>
          </mrow>
        </mrow>
      </msub>
    </mrow>
    <annotation encoding="StarMath 5.0">C_{i+1}</annotation>
  </semantics>
</math>
</file>

<file path=Object 7/content.xml><?xml version="1.0" encoding="utf-8"?>
<math xmlns="http://www.w3.org/1998/Math/MathML">
  <semantics>
    <mrow>
      <mrow>
        <mo stretchy="false">〈</mo>
        <mrow>
          <msub>
            <mi>C</mi>
            <mn>1,</mn>
          </msub>
          <msub>
            <mi>C</mi>
            <mn>2,</mn>
          </msub>
          <mi>…</mi>
          <mi>,</mi>
          <msub>
            <mi>C</mi>
            <mi>n</mi>
          </msub>
        </mrow>
        <mo stretchy="false">〉</mo>
      </mrow>
    </mrow>
    <annotation encoding="StarMath 5.0">langle C_1, C_2, …, C_n rangle</annotation>
  </semantics>
</math>
</file>

<file path=Object 8/content.xml><?xml version="1.0" encoding="utf-8"?>
<math xmlns="http://www.w3.org/1998/Math/MathML">
  <semantics>
    <mrow>
      <msup>
        <mi>G</mi>
        <mi>T</mi>
      </msup>
    </mrow>
    <annotation encoding="StarMath 5.0">G^T</annotation>
  </semantics>
</math>
</file>

<file path=Object 9/content.xml><?xml version="1.0" encoding="utf-8"?>
<math xmlns="http://www.w3.org/1998/Math/MathML">
  <semantics>
    <mrow>
      <msub>
        <mi>C</mi>
        <mi>i</mi>
      </msub>
    </mrow>
    <annotation encoding="StarMath 5.0">C_i</annotation>
  </semantics>
</math>
</file>